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41" calcext:value-type="float">
            <text:p>1664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42" calcext:value-type="float">
            <text:p>1664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75" calcext:value-type="float">
            <text:p>6667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31" calcext:value-type="float">
            <text:p>6663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179" calcext:value-type="float">
            <text:p>1817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32" calcext:value-type="float">
            <text:p>6663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07" calcext:value-type="float">
            <text:p>1820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172" calcext:value-type="float">
            <text:p>1817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29" calcext:value-type="float">
            <text:p>3429</text:p>
          </table:table-cell>
        </table:table-row>
      </table:table>
      <table:table table:name="Pivot Table_datalog_1" table:style-name="ta1">
        <table:table-column table:style-name="co7" table:default-cell-style-name="ce19"/>
        <table:table-column table:style-name="co7" table:number-columns-repeated="2" table:default-cell-style-name="ce23"/>
        <table:table-column table:style-name="co7" table:default-cell-style-name="ce29"/>
        <table:table-row table:style-name="ro1">
          <table:table-cell table:style-name="ce17" office:value-type="string" calcext:value-type="string">
            <text:p>S</text:p>
          </table:table-cell>
          <table:table-cell table:style-name="ce22" office:value-type="string" calcext:value-type="string">
            <text:p>ITERS</text:p>
          </table:table-cell>
          <table:table-cell table:style-name="ce22" office:value-type="string" calcext:value-type="string">
            <text:p>CALCULATOR</text:p>
          </table:table-cell>
          <table:table-cell table:style-name="ce28" office:value-type="string" calcext:value-type="string">
            <text:p>Average - TIME</text:p>
          </table:table-cell>
        </table:table-row>
        <table:table-row table:style-name="ro1">
          <table:table-cell table:style-name="ce18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ineMandelCalculator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RefMandelCalculator</text:p>
          </table:table-cell>
          <table:table-cell table:style-name="ce31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ineMandelCalculator</text:p>
          </table:table-cell>
          <table:table-cell table:style-name="ce30" office:value-type="float" office:value="159" calcext:value-type="float">
            <text:p>159</text:p>
          </table:table-cell>
        </table:table-row>
        <table:table-row table:style-name="ro1">
          <table:table-cell table:style-name="ce20"/>
          <table:table-cell table:style-name="ce25"/>
          <table:table-cell table:style-name="ce25" office:value-type="string" calcext:value-type="string">
            <text:p>RefMandelCalculator</text:p>
          </table:table-cell>
          <table:table-cell table:style-name="ce31" office:value-type="float" office:value="1038" calcext:value-type="float">
            <text:p>1038</text:p>
          </table:table-cell>
        </table:table-row>
        <table:table-row table:style-name="ro1">
          <table:table-cell table:style-name="ce18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ineMandelCalculator</text:p>
          </table:table-cell>
          <table:table-cell table:style-name="ce30" office:value-type="float" office:value="120.333333333333" calcext:value-type="float">
            <text:p>120.333333333333</text:p>
          </table:table-cell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RefMandelCalculator</text:p>
          </table:table-cell>
          <table:table-cell table:style-name="ce31"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ineMandelCalculator</text:p>
          </table:table-cell>
          <table:table-cell table:style-name="ce30" office:value-type="float" office:value="1120" calcext:value-type="float">
            <text:p>1120</text:p>
          </table:table-cell>
        </table:table-row>
        <table:table-row table:style-name="ro1">
          <table:table-cell table:style-name="ce20"/>
          <table:table-cell table:style-name="ce25"/>
          <table:table-cell table:style-name="ce25" office:value-type="string" calcext:value-type="string">
            <text:p>RefMandelCalculator</text:p>
          </table:table-cell>
          <table:table-cell table:style-name="ce31" office:value-type="float" office:value="4155.66666666667" calcext:value-type="float">
            <text:p>4155.66666666667</text:p>
          </table:table-cell>
        </table:table-row>
        <table:table-row table:style-name="ro1">
          <table:table-cell table:style-name="ce18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54.666666666667" calcext:value-type="float">
            <text:p>154.666666666667</text:p>
          </table:table-cell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ineMandelCalculator</text:p>
          </table:table-cell>
          <table:table-cell table:style-name="ce30" office:value-type="float" office:value="502.333333333333" calcext:value-type="float">
            <text:p>502.333333333333</text:p>
          </table:table-cell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RefMandelCalculator</text:p>
          </table:table-cell>
          <table:table-cell table:style-name="ce31" office:value-type="float" office:value="1867.33333333333" calcext:value-type="float">
            <text:p>1867.33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ineMandelCalculator</text:p>
          </table:table-cell>
          <table:table-cell table:style-name="ce30" office:value-type="float" office:value="4514" calcext:value-type="float">
            <text:p>4514</text:p>
          </table:table-cell>
        </table:table-row>
        <table:table-row table:style-name="ro1">
          <table:table-cell table:style-name="ce20"/>
          <table:table-cell table:style-name="ce25"/>
          <table:table-cell table:style-name="ce25" office:value-type="string" calcext:value-type="string">
            <text:p>RefMandelCalculator</text:p>
          </table:table-cell>
          <table:table-cell table:style-name="ce31" office:value-type="float" office:value="16640.6666666667" calcext:value-type="float">
            <text:p>16640.6666666667</text:p>
          </table:table-cell>
        </table:table-row>
        <table:table-row table:style-name="ro1">
          <table:table-cell table:style-name="ce18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ineMandelCalculator</text:p>
          </table:table-cell>
          <table:table-cell table:style-name="ce30" office:value-type="float" office:value="2031" calcext:value-type="float">
            <text:p>2031</text:p>
          </table:table-cell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RefMandelCalculator</text:p>
          </table:table-cell>
          <table:table-cell table:style-name="ce31" office:value-type="float" office:value="7463.33333333333" calcext:value-type="float">
            <text:p>7463.33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LineMandelCalculator</text:p>
          </table:table-cell>
          <table:table-cell table:style-name="ce30" office:value-type="float" office:value="18186" calcext:value-type="float">
            <text:p>18186</text:p>
          </table:table-cell>
        </table:table-row>
        <table:table-row table:style-name="ro1">
          <table:table-cell table:style-name="ce20"/>
          <table:table-cell table:style-name="ce25"/>
          <table:table-cell table:style-name="ce25" office:value-type="string" calcext:value-type="string">
            <text:p>RefMandelCalculator</text:p>
          </table:table-cell>
          <table:table-cell table:style-name="ce31" office:value-type="float" office:value="66646" calcext:value-type="float">
            <text:p>66646</text:p>
          </table:table-cell>
        </table:table-row>
        <table:table-row table:style-name="ro1">
          <table:table-cell table:style-name="ce21" office:value-type="string" calcext:value-type="string">
            <text:p>Total Result</text:p>
          </table:table-cell>
          <table:table-cell table:style-name="ce26"/>
          <table:table-cell table:style-name="ce27"/>
          <table:table-cell table:style-name="ce32" office:value-type="float" office:value="5436.72222222222" calcext:value-type="float">
            <text:p>5436.72222222222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log_1'.A1:'Pivot Table_datalog_1'.D26" table:buttons="'Pivot Table_datalog_1'.A1 'Pivot Table_datalog_1'.B1 'Pivot Table_datalog_1'.C1" table:show-filter-button="false" table:drill-down-on-double-click="false">
          <table:source-cell-range table:cell-range-address="datalog.A1:datalog.F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ooo:display-name="S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CULATOR" table:orientation="row" table:used-hierarchy="0" table:function="auto">
            <table:data-pilot-level table:show-empty="false" calcext:repeat-item-labels="false">
              <table:data-pilot-members>
                <table:data-pilot-member table:name="BatchMandelCalculator" table:display="true" table:show-details="true"/>
                <table:data-pilot-member table:name="LineMandelCalculator" table:display="true" table:show-details="true"/>
                <table:data-pilot-member table:name="RefMandelCalcula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40" table:display="true" table:show-details="true"/>
                <table:data-pilot-member table:name="65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9" table:display="true" table:show-details="true"/>
                <table:data-pilot-member table:name="239" table:display="true" table:show-details="true"/>
                <table:data-pilot-member table:name="467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602" table:display="true" table:show-details="true"/>
                <table:data-pilot-member table:name="897" table:display="true" table:show-details="true"/>
                <table:data-pilot-member table:name="1038" table:display="true" table:show-details="true"/>
                <table:data-pilot-member table:name="1093" table:display="true" table:show-details="true"/>
                <table:data-pilot-member table:name="1174" table:display="true" table:show-details="true"/>
                <table:data-pilot-member table:name="1866" table:display="true" table:show-details="true"/>
                <table:data-pilot-member table:name="1867" table:display="true" table:show-details="true"/>
                <table:data-pilot-member table:name="1869" table:display="true" table:show-details="true"/>
                <table:data-pilot-member table:name="2030" table:display="true" table:show-details="true"/>
                <table:data-pilot-member table:name="2031" table:display="true" table:show-details="true"/>
                <table:data-pilot-member table:name="2032" table:display="true" table:show-details="true"/>
                <table:data-pilot-member table:name="3429" table:display="true" table:show-details="true"/>
                <table:data-pilot-member table:name="4155" table:display="true" table:show-details="true"/>
                <table:data-pilot-member table:name="4157" table:display="true" table:show-details="true"/>
                <table:data-pilot-member table:name="4508" table:display="true" table:show-details="true"/>
                <table:data-pilot-member table:name="4512" table:display="true" table:show-details="true"/>
                <table:data-pilot-member table:name="4522" table:display="true" table:show-details="true"/>
                <table:data-pilot-member table:name="7456" table:display="true" table:show-details="true"/>
                <table:data-pilot-member table:name="7464" table:display="true" table:show-details="true"/>
                <table:data-pilot-member table:name="7470" table:display="true" table:show-details="true"/>
                <table:data-pilot-member table:name="16639" table:display="true" table:show-details="true"/>
                <table:data-pilot-member table:name="16641" table:display="true" table:show-details="true"/>
                <table:data-pilot-member table:name="16642" table:display="true" table:show-details="true"/>
                <table:data-pilot-member table:name="18172" table:display="true" table:show-details="true"/>
                <table:data-pilot-member table:name="18179" table:display="true" table:show-details="true"/>
                <table:data-pilot-member table:name="18207" table:display="true" table:show-details="true"/>
                <table:data-pilot-member table:name="66631" table:display="true" table:show-details="true"/>
                <table:data-pilot-member table:name="66632" table:display="true" table:show-details="true"/>
                <table:data-pilot-member table:name="666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21:09:44.248330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21:15:34.983069543</dc:date>
    <meta:editing-duration>PT7M33S</meta:editing-duration>
    <meta:editing-cycles>2</meta:editing-cycles>
    <meta:generator>LibreOffice/6.0.7.3$Linux_X86_64 LibreOffice_project/00m0$Build-3</meta:generator>
    <meta:document-statistic meta:table-count="2" meta:cell-count="504" meta:object-count="0"/>
  </office:meta>
</office:document-meta>
</file>